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22.895cm" fo:margin-left="0.053cm" style:page-number="auto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fo:keep-together="auto"/>
    </style:style>
    <style:style style:name="Table1.5" style:family="table-row">
      <style:table-row-properties style:min-row-height="0.739cm" fo:keep-together="auto"/>
    </style:style>
    <style:style style:name="Table1.8" style:family="table-row">
      <style:table-row-properties style:min-row-height="0.683cm" fo:keep-together="auto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fo:keep-together="auto"/>
    </style:style>
    <style:style style:name="Table1.10" style:family="table-row">
      <style:table-row-properties style:min-row-height="0.568cm" fo:keep-together="auto"/>
    </style:style>
    <style:style style:name="Table1.11" style:family="table-row">
      <style:table-row-properties style:min-row-height="0.497cm" fo:keep-together="auto"/>
    </style:style>
    <style:style style:name="Table2" style:family="table">
      <style:table-properties style:width="22.886cm" fo:margin-left="0.168cm" table:align="left" style:writing-mode="lr-tb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49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464cm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69cm" fo:keep-together="auto"/>
    </style:style>
    <style:style style:name="Table2.4" style:family="table-row">
      <style:table-row-properties style:min-row-height="0.471cm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8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 style:text-autospace="none" style:snap-to-layout-grid="false"/>
      <style:text-properties fo:font-size="9pt" officeooo:paragraph-rsid="0002fd4d" style:font-size-asian="9pt" style:font-size-complex="9pt"/>
    </style:style>
    <style:style style:name="P10" style:family="paragraph" style:parent-style-name="Standard">
      <style:paragraph-properties fo:orphans="0" fo:widows="0" style:text-autospace="none" style:snap-to-layout-grid="false"/>
      <style:text-properties fo:font-size="9pt" officeooo:paragraph-rsid="00098f37" style:font-size-asian="9pt" style:font-size-complex="9pt"/>
    </style:style>
    <style:style style:name="P11" style:family="paragraph" style:parent-style-name="Standard">
      <style:paragraph-properties fo:orphans="0" fo:widows="0" style:text-autospace="none"/>
      <style:text-properties fo:font-size="9pt" officeooo:paragraph-rsid="0002fd4d" style:font-size-asian="9pt" style:font-size-complex="9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3" style:family="paragraph" style:parent-style-name="Standard">
      <style:paragraph-properties fo:line-height="0.353cm" fo:orphans="0" fo:widows="0" style:text-autospace="none"/>
    </style:style>
    <style:style style:name="P14" style:family="paragraph" style:parent-style-name="Standard">
      <style:paragraph-properties fo:line-height="0.603cm" fo:orphans="0" fo:widows="0" style:text-autospace="none"/>
    </style:style>
    <style:style style:name="P15" style:family="paragraph" style:parent-style-name="Standard">
      <style:paragraph-properties fo:line-height="0.466cm" fo:text-align="center" style:justify-single-word="false" fo:orphans="0" fo:widows="0" style:text-autospace="none"/>
      <style:text-properties style:text-scale="99%"/>
    </style:style>
    <style:style style:name="P16" style:family="paragraph" style:parent-style-name="Standard">
      <style:paragraph-properties fo:line-height="0.473cm" fo:orphans="0" fo:widows="0" style:text-autospace="none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20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.564cm" fo:margin-right="0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weight-complex="bold"/>
    </style:style>
    <style:style style:name="T8" style:family="text">
      <style:text-properties fo:color="#008000" officeooo:rsid="0005193e" style:font-weight-complex="bold"/>
    </style:style>
    <style:style style:name="T9" style:family="text">
      <style:text-properties fo:color="#008000" officeooo:rsid="00098f37" style:font-weight-complex="bold"/>
    </style:style>
    <style:style style:name="T10" style:family="text">
      <style:text-properties fo:color="#008000" fo:font-weight="bold" style:font-weight-asian="bold"/>
    </style:style>
    <style:style style:name="T11" style:family="text">
      <style:text-properties fo:color="#008000" officeooo:rsid="0002e5b3"/>
    </style:style>
    <style:style style:name="T12" style:family="text">
      <style:text-properties officeooo:rsid="00098f37"/>
    </style:style>
    <style:style style:name="gr1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Test Case <text:span text:style-name="T12">2</text:span></text:p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18"><text:span text:style-name="T2">Test Case ID: </text:span><text:span text:style-name="T7">Fun_10</text:span></text:p>
          </table:table-cell>
          <table:table-cell table:style-name="Table1.A1" office:value-type="string">
            <text:p text:style-name="P3"><text:span text:style-name="T1">Test Designed by: </text:span><text:span text:style-name="T10"><text:s/></text:span><text:span text:style-name="T11">Jai Lulla</text:span></text:p>
          </table:table-cell>
        </table:table-row>
        <table:table-row table:style-name="Table1.4">
          <table:table-cell table:style-name="Table1.A3" office:value-type="string">
            <text:p text:style-name="P18"><text:span text:style-name="T2">Test Priority </text:span><text:span text:style-name="T1">(Low/Medium/High): </text:span><text:span text:style-name="T6">Med</text:span></text:p>
          </table:table-cell>
          <table:table-cell table:style-name="Table1.A1" office:value-type="string">
            <text:p text:style-name="P1"><text:span text:style-name="T1">Test Designed date: </text:span><text:span text:style-name="T11">24/08/18</text:span></text:p>
          </table:table-cell>
        </table:table-row>
        <table:table-row table:style-name="Table1.5">
          <table:table-cell table:style-name="Table1.A3" office:value-type="string">
            <text:p text:style-name="P18"><text:span text:style-name="T2">Module Name: </text:span><text:span text:style-name="T9">Teacher</text:span><text:span text:style-name="T8"> Login</text:span></text:p>
          </table:table-cell>
          <table:table-cell table:style-name="Table1.A1" office:value-type="string">
            <text:p text:style-name="P1"><text:span text:style-name="T1">Test Executed by: </text:span><text:span text:style-name="T11">Jai Lulla</text:span></text:p>
          </table:table-cell>
        </table:table-row>
        <table:table-row table:style-name="Table1.4">
          <table:table-cell table:style-name="Table1.A3" office:value-type="string">
            <text:p text:style-name="P18"><text:span text:style-name="T2">Test Title: </text:span><text:span text:style-name="T7">Verify login with valid username and password</text:span></text:p>
          </table:table-cell>
          <table:table-cell table:style-name="Table1.A1" office:value-type="string">
            <text:p text:style-name="P1"><text:span text:style-name="T1">Test Execution date: </text:span><text:span text:style-name="T11">24/08/18</text:span></text:p>
          </table:table-cell>
        </table:table-row>
        <table:table-row table:style-name="Table1.4">
          <table:table-cell table:style-name="Table1.A3" office:value-type="string">
            <text:p text:style-name="P18"><text:span text:style-name="T2">Description: </text:span><text:span text:style-name="T7">Test the <text:s/>login pag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8"/>
          </table:table-cell>
          <table:table-cell table:style-name="Table1.B8" office:value-type="string">
            <text:p text:style-name="P8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4">User has valid username and password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5">Dependencies: </text:p>
          </table:table-cell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20">Test Steps</text:p>
          </table:table-cell>
          <table:table-cell table:style-name="Table2.A1" office:value-type="string">
            <text:p text:style-name="P19">Test Data</text:p>
          </table:table-cell>
          <table:table-cell table:style-name="Table2.D1" office:value-type="string">
            <text:p text:style-name="P20">Expected Result</text:p>
          </table:table-cell>
          <table:table-cell table:style-name="Table2.D1" office:value-type="string">
            <text:p text:style-name="P20">Actual Result</text:p>
          </table:table-cell>
          <table:table-cell table:style-name="Table2.D1" office:value-type="string">
            <text:p text:style-name="P20">Status (Pass/Fail)</text:p>
          </table:table-cell>
          <table:table-cell table:style-name="Table2.G1" office:value-type="string">
            <text:p text:style-name="P20">Notes</text:p>
          </table:table-cell>
        </table:table-row>
        <table:table-row table:style-name="Table2.2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7"><text:s/>Navigate to login page</text:p>
          </table:table-cell>
          <table:table-cell table:style-name="Table2.A2" office:value-type="string">
            <text:p text:style-name="P7"><text:s/></text:p>
          </table:table-cell>
          <table:table-cell table:style-name="Table2.D2" office:value-type="string">
            <text:p text:style-name="P8"/>
            <text:p text:style-name="P7"/>
          </table:table-cell>
          <table:table-cell table:style-name="Table2.D2" office:value-type="string">
            <text:p text:style-name="P7"><text:s/></text:p>
            <text:p text:style-name="P7"><text:s/></text:p>
          </table:table-cell>
          <table:table-cell table:style-name="Table2.D2" office:value-type="string">
            <text:p text:style-name="P7"><text:s/></text:p>
            <text:p text:style-name="P7"/>
          </table:table-cell>
          <table:table-cell table:style-name="Table2.G2" office:value-type="string">
            <text:p text:style-name="P7"><text:s/></text:p>
          </table:table-cell>
        </table:table-row>
        <table:table-row table:style-name="Table2.3"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7"><text:s/>Provide valid username</text:p>
          </table:table-cell>
          <table:table-cell table:style-name="Table2.A2" office:value-type="string">
            <text:p text:style-name="P11"><text:s/>User= <text:a xlink:type="simple" xlink:href="mailto:example@gmail.com" text:style-name="Internet_20_link" text:visited-style-name="Visited_20_Internet_20_Link"><text:span text:style-name="Internet_20_link"><text:span text:style-name="T12">faculty</text:span></text:span></text:a><text:a xlink:type="simple" xlink:href="mailto:example@gmail.com" text:style-name="Internet_20_link" text:visited-style-name="Visited_20_Internet_20_Link"><text:span text:style-name="Internet_20_link">@gmail.com</text:span></text:a>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7"><text:s/>Provide valid password</text:p>
          </table:table-cell>
          <table:table-cell table:style-name="Table2.A2" office:value-type="string">
            <text:p text:style-name="P9">Password: 1234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7"><text:s/>Click on Login butt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9"><text:span text:style-name="T12">Teacher </text:span>should be able to login</text:p>
          </table:table-cell>
          <table:table-cell table:style-name="Table2.D2" office:value-type="string">
            <text:p text:style-name="P9">User is navigated to <text:span text:style-name="T12">Teacher </text:span>dashboard with successful login</text:p>
          </table:table-cell>
          <table:table-cell table:style-name="Table2.D2" office:value-type="string">
            <text:p text:style-name="P10">Pass</text:p>
          </table:table-cell>
          <table:table-cell table:style-name="Table2.G2" office:value-type="string">
            <text:p text:style-name="P8"/>
          </table:table-cell>
        </table:table-row>
      </table:table>
      <text:p text:style-name="P16"/>
      <text:p text:style-name="P21">Post-conditions: </text:p>
      <text:p text:style-name="P1"><draw:line text:anchor-type="char" draw:z-index="0" draw:style-name="gr1" draw:text-style-name="P22" svg:x1="-0.018cm" svg:y1="-0.455cm" svg:x2="23.212cm" svg:y2="-0.455cm"><text:p/></draw:line><draw:line text:anchor-type="char" draw:z-index="1" draw:style-name="gr1" draw:text-style-name="P22" svg:x1="-0.018cm" svg:y1="-0.455cm" svg:x2="-0.018cm" svg:y2="1.51cm"><text:p/></draw:line><draw:line text:anchor-type="char" draw:z-index="2" draw:style-name="gr1" draw:text-style-name="P22" svg:x1="23.213cm" svg:y1="-0.455cm" svg:x2="23.213cm" svg:y2="1.51cm"><text:p/></draw:line><draw:line text:anchor-type="char" draw:z-index="3" draw:style-name="gr1" draw:text-style-name="P22" svg:x1="-0.018cm" svg:y1="1.51cm" svg:x2="23.212cm" svg:y2="1.51cm"><text:p/></draw:line><text:tab/>User is validated with database and successfully login to accou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8-28T09:00:23.571455420</dc:date>
    <meta:editing-cycles>20</meta:editing-cycles>
    <meta:editing-duration>PT1H5M30S</meta:editing-duration>
    <meta:generator>LibreOffice/6.0.3.2$Linux_X86_64 LibreOffice_project/00m0$Build-2</meta:generator>
    <meta:document-statistic meta:table-count="2" meta:image-count="0" meta:object-count="0" meta:page-count="1" meta:paragraph-count="42" meta:word-count="118" meta:character-count="769" meta:non-whitespace-character-count="667"/>
  </office:meta>
</office:document-meta>
</file>